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Merten</meta:initial-creator>
    <meta:creation-date>2013-07-18T14:49:43</meta:creation-date>
    <dc:date>2013-07-18T14:50:29</dc:date>
    <dc:creator>Stefan Merten</dc:creator>
    <meta:editing-duration>P0D</meta:editing-duration>
    <meta:editing-cycles>1</meta:editing-cycles>
    <meta:document-statistic meta:object-count="23"/>
    <meta:generator>LibreOffice/3.5$Linux_x86 LibreOffice_project/350m1$Build-2</meta:generator>
  </office:meta>
</office:document-meta>
</file>